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32cm"/>
    </style:style>
    <style:style style:name="co5" style:family="table-column">
      <style:table-column-properties fo:break-before="auto" style:column-width="0.97cm"/>
    </style:style>
    <style:style style:name="co6" style:family="table-column">
      <style:table-column-properties fo:break-before="auto" style:column-width="1.039cm"/>
    </style:style>
    <style:style style:name="co7" style:family="table-column">
      <style:table-column-properties fo:break-before="auto" style:column-width="1.109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3.711cm"/>
    </style:style>
    <style:style style:name="co10" style:family="table-column">
      <style:table-column-properties fo:break-before="auto" style:column-width="3.295cm"/>
    </style:style>
    <style:style style:name="co11" style:family="table-column">
      <style:table-column-properties fo:break-before="auto" style:column-width="3.607cm"/>
    </style:style>
    <style:style style:name="co12" style:family="table-column">
      <style:table-column-properties fo:break-before="auto" style:column-width="2.82cm"/>
    </style:style>
    <style:style style:name="co13" style:family="table-column">
      <style:table-column-properties fo:break-before="auto" style:column-width="3.528cm"/>
    </style:style>
    <style:style style:name="co14" style:family="table-column">
      <style:table-column-properties fo:break-before="auto" style:column-width="3.344cm"/>
    </style:style>
    <style:style style:name="co15" style:family="table-column">
      <style:table-column-properties fo:break-before="auto" style:column-width="3.87cm"/>
    </style:style>
    <style:style style:name="co1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cc66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TA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Autor</text:p>
          </table:table-cell>
          <table:table-cell office:value-type="string">
            <text:p>Podejrzane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1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Tak</text:p>
          </table:table-cell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1">
          <table:table-cell office:value-type="string">
            <text:p>./Admin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AdminTre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1">
          <table:table-cell office:value-type="string">
            <text:p>./AntiCsrfServletFilt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string">
            <text:p>./APWA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>
          <table:table-cell office:value-type="string">
            <text:p>./APWA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Katastrofa!</text:p>
          </table:table-cell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Attest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 office:value-type="string">
            <text:p>Miejscami masakra</text:p>
          </table:table-cell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AttributeEdit_includ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1">
          <table:table-cell office:value-type="string">
            <text:p>./Auth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1">
          <table:table-cell office:value-type="string">
            <text:p>./AuthTokenGene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./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ChangeAdminCredentialsResour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./CheckAppSyncStatusServ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CommentsLis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1">
          <table:table-cell office:value-type="string">
            <text:p>./Comm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Create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string">
            <text:p>./Create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1">
          <table:table-cell office:value-type="string">
            <text:p>./Creat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CustomBranding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1">
          <table:table-cell office:value-type="string">
            <text:p>./DAL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./Dashboa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DataImportExpor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1">
          <table:table-cell office:value-type="string">
            <text:p>./DetailPre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1">
          <table:table-cell office:value-type="string">
            <text:p>./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Driver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>
          <table:table-cell office:value-type="string">
            <text:p>./DrvControlJ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EditHelp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Exchange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./ForgotPassword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1">
          <table:table-cell office:value-type="string">
            <text:p>./Forgot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./GenericPassword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GwtChallengeRes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string">
            <text:p>./GwtChkPasswordSync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>
          <table:table-cell office:value-type="string">
            <text:p>./Gwt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 office:value-type="string">
            <text:p>./Gwt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./GwtNrf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1">
          <table:table-cell office:value-type="string">
            <text:p>./GwtPassword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GwtPasswordPolicyStatu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HeaderPortlet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./HeaderPortlet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HintChang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HTMLComplexPrefEditorHelp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1">
          <table:table-cell office:value-type="string">
            <text:p>./HTM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1">
          <table:table-cell office:value-type="string">
            <text:p>./HTMLWizardComplexPrefEdi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string">
            <text:p>./IdentityAction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string">
            <text:p>./IDMResourceAssoc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IDMResour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JAASManage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1">
          <table:table-cell office:value-type="string">
            <text:p>./LDAPConfiguration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 office:value-type="string">
            <text:p>./ListAssignmen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 office:value-type="string">
            <text:p>./ListAttestation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1">
          <table:table-cell office:value-type="string">
            <text:p>./ListNrfRequest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 office:value-type="string">
            <text:p>./ListRoles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string">
            <text:p>./LocalePreference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1">
          <table:table-cell office:value-type="string">
            <text:p>./Localizatio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1">
          <table:table-cell office:value-type="string">
            <text:p>./LogConfigurator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1">
          <table:table-cell office:value-type="string">
            <text:p>./LoginAdm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1">
          <table:table-cell office:value-type="string">
            <text:p>./Login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./MakeRequestDetailRsrc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1">
          <table:table-cell office:value-type="string">
            <text:p>./Metrics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string">
            <text:p>./Neptun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1">
          <table:table-cell office:value-type="string">
            <text:p>./NotificationService_pl.po</text:p>
          </table:table-cell>
          <table:table-cell office:value-type="string">
            <text:p>Przetłumaczone</text:p>
          </table:table-cell>
          <table:table-cell office:value-type="string">
            <text:p>W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office:value-type="string">
            <text:p>W trakcie</text:p>
          </table:table-cell>
          <table:table-cell office:value-type="string">
            <text:p>WK</text:p>
          </table:table-cell>
          <table:table-cell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1">
          <table:table-cell office:value-type="string">
            <text:p>./OrgChartPref2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OrgChartPref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geCategory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ramLooku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ChangePortle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Chang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anageme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ManagementImp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Mgm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./Passwor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asswordSync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./PasswordSyncStatus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1">
          <table:table-cell office:value-type="string">
            <text:p>./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ers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Configu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>
          <table:table-cell office:value-type="string">
            <text:p>./PortalDataEx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PortalDataImport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./PortalDataImportResul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 office:value-type="string">
            <text:p>./PortalDataIm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GroupPageDefault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Admin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Controll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NameDetail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ageSearchDefault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Permission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Portlet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1">
          <table:table-cell office:value-type="string">
            <text:p>./PortalSecurityAssig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SharedPagePickerString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rlHelp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alUserGroupSelec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Administration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FileUpload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Preference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ror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rv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ettingShe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sHelp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Tre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ortletValidation_includ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int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./Pri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rovisioningServi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string">
            <text:p>./Provision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ProvSecurit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Ch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PolicyStatu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PwdSyn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./Rbpm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Category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gistration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mov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nder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Request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1">
          <table:table-cell office:value-type="string">
            <text:p>./Request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1">
          <table:table-cell office:value-type="string">
            <text:p>./ResourceRequestCtr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ourceReque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esourc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Repor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estor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./ROA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>
          <table:table-cell office:value-type="string">
            <text:p>./Ro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1">
          <table:table-cell office:value-type="string">
            <text:p>./RoleServic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RssNe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ampleBookmark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string">
            <text:p>./Scriptin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archLis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1">
          <table:table-cell office:value-type="string">
            <text:p>./SearchListPre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1">
          <table:table-cell office:value-type="string">
            <text:p>./Search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1">
          <table:table-cell office:value-type="string">
            <text:p>./SecurityContex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rvice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ssionHandlerRsrc_pl.po</text:p>
          </table:table-cell>
          <table:table-cell/>
          <table:table-cell office:value-type="string">
            <text:p>WD</text:p>
          </table:table-cell>
          <table:table-cell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 office:value-type="string">
            <text:p>./SessionTimeoutWarn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etPreferredLocale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 office:value-type="string">
            <text:p>./SharedPage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ComplexPrefEdi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Hel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hortcu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1">
          <table:table-cell office:value-type="string">
            <text:p>./Simile_Exhibi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inglePortletSharedPage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./Soap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1">
          <table:table-cell office:value-type="string">
            <text:p>./SSOAdmi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1">
          <table:table-cell office:value-type="string">
            <text:p>./SSO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SSOConf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./SSOFilte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1">
          <table:table-cell office:value-type="string">
            <text:p>./SSO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tat2010.csv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./SubLogging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1">
          <table:table-cell office:value-type="string">
            <text:p>./SystemCommen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SystemComponents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./Ta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./TaskDetail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1">
          <table:table-cell office:value-type="string">
            <text:p>./TaskLis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eamLookup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1">
          <table:table-cell office:value-type="string">
            <text:p>./Team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Exception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HelperPort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Mgmt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hemePreview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string">
            <text:p>./ThemeSelector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TplControlJS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>
          <table:table-cell office:value-type="string">
            <text:p>./UIControlJS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1">
          <table:table-cell office:value-type="string">
            <text:p>./UIControlRegistry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CtrlTag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QueryServlet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iRendererRsrc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UserAppAdmin_pl.po</text:p>
          </table:table-cell>
          <table:table-cell office:value-type="string">
            <text:p>Przetłumaczon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1">
          <table:table-cell office:value-type="string">
            <text:p>./Utopia37_AppConfig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1">
          <table:table-cell office:value-type="string">
            <text:p>./VirtualDataException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lifetime memory?</text:p>
          </table:table-cell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./WfConfig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1">
          <table:table-cell office:value-type="string">
            <text:p>./Workflow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 office:value-type="string">
            <text:p>angielskie nazwy stanów?</text:p>
          </table:table-cell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1">
          <table:table-cell office:value-type="string">
            <text:p>./WSPortletRsrc_pl.po</text:p>
          </table:table-cell>
          <table:table-cell office:value-type="string">
            <text:p>Przetłumaczone</text:p>
          </table:table-cell>
          <table:table-cell office:value-type="string">
            <text:p>W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table table:name="UWAGI_NOTATKI" table:style-name="ta1" table:print="false">
        <table:table-column table:style-name="co16" table:number-columns-repeated="1024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- wielolinijkowe msgid/msgstr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orobić zamianę &lt; &gt; \\u003c \\u003e w <text:s/>.po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process to raz proces, a raz przetwarzanie, na ogół nie wiadomo o co chodzi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attestation: zatwierdzenie czy poświadczenie?</text:p>
          </table:table-cell>
          <table:table-cell table:number-columns-repeated="4"/>
          <table:table-cell table:style-name="ce5" office:value-type="string">
            <text:p>ja na razie dawałem zatwierdzenie</text:p>
          </table:table-cell>
          <table:table-cell table:number-columns-repeated="2"/>
          <table:table-cell table:style-name="ce6" office:value-type="string">
            <text:p>ja też :-)</text:p>
          </table:table-cell>
          <table:table-cell table:number-columns-repeated="1014"/>
        </table:table-row>
        <table:table-row table:style-name="ro3">
          <table:table-cell/>
          <table:table-cell office:value-type="string">
            <text:p>- false i true: raz jest prawda i fałsz, raz tak i ni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eny i refuse (obydwa jako odrzuć) może zabroń/odrzuć? odrzuć/odmów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dashboard ??? tablica rozdzielcza???</text:p>
          </table:table-cell>
          <table:table-cell table:number-columns-repeated="4"/>
          <table:table-cell office:value-type="string">
            <text:p>pulpit?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- czy jest jakaś metoda, żeby sprawnie przeszukać cały katalog i pozmieniać / poujednolicać terminy?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czy wartość null to to samo, co wartość zerowa?</text:p>
          </table:table-cell>
          <table:table-cell table:number-columns-repeated="4"/>
          <table:table-cell table:style-name="ce5" office:value-type="string">
            <text:p>nie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- trzeba ujednolicić "process request": raz jest "wniosek o proces", a raz "proces wniosku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trzeba zrobić coś z czymś takim: \\\' - na razie w kilku miejscach ręcznie poprawiałem na \", ale lepiej to później wykonać automagiczni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- ujednolicić "Go", "Show" i "View"?</text:p>
          </table:table-cell>
          <table:table-cell table:number-columns-repeated="1022"/>
        </table:table-row>
        <table:table-row table:style-name="ro3" table:number-rows-repeated="65522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TAT.A1:STAT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pl" style:country-asian="PL" style:font-name-complex="Arial" style:language-complex="pl" style:country-complex="PL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08">08.03.2010</text:date>, <text:time>15:17:1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creation-date>2010-02-21T22:54:27</meta:creation-date>
    <dc:date>2010-03-08T15:17:16</dc:date>
    <dc:language>pl-PL</dc:language>
    <meta:editing-cycles>46</meta:editing-cycles>
    <meta:editing-duration>PT08H01M37S</meta:editing-duration>
    <dc:creator>Wojciech Kapusta</dc:creator>
    <meta:document-statistic meta:table-count="2" meta:cell-count="3610" meta:object-count="0"/>
    <meta:user-defined meta:name="Informacja 1"/>
    <meta:user-defined meta:name="Informacja 2"/>
    <meta:user-defined meta:name="Informacja 3"/>
    <meta:user-defined meta:name="Informacja 4"/>
  </office:meta>
</office:document-meta>
</file>